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1-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ZEDEKIAH, JUDAH'S 20TH AND FINAL KING (21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ZEDEKIAH, JUDAH'S 20TH AND FINAL KING (21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Zedekiah's request (2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eremiah's refusal (21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Jeremiah's refusal (21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1.His warnings to the king (21:3-7, 11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1.His warnings to the king (21:3-7, 1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God will help their enemies by making Judah's weapons useless (21:3-5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a plague will sweep Jerusalem, killing people and animals (21: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remiah's refusal (21:3-14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1.His warnings to the king (21:3-7, 11-14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warning to the people (21:8-1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warning to the people (21:8-10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stay in Jerusalem means to die (21:8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surrender to Nebuchadnezzar means to live (21:9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remiah's refusal (21:3-14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1.His warnings to the king (21:3-7, 11-1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warning to the people (2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ZEDEKIAH, JUDAH'S 20TH AND FINAL KING (21:1-14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Zedekiah's request (21:1-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Jeremiah's refusal (21:3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JEREMIAH 21-22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ZEDEKIAH, JUDAH'S 20TH AND FINAL KING (21: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HALLUM OR JEHOAHAZ, JUDAH'S 17TH KING (2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HALLUM OR JEHOAHAZ, JUDAH'S 17TH KING (22:10-12):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Stop weeping over the death of godly King Josiah (22:10a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tart weeping over the deportation of godless King Jehoahaz (22:10b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EREMIAH 21-2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ZEDEKIAH, JUDAH'S 20TH AND FINAL KING (21:1-1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SHALLUM OR JEHOAHAZ, JUDAH'S 17TH KING (22:10-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JEHOIAKIM, JUDAH'S 18TH KING (22:1-9, 13-2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JEHOIAKIM, JUDAH'S 18TH KING (22:1-9, 13-23)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choice (22:1-9): The wicked king must choose between: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choice (22:1-9): The wicked king must choose between:<text:s text:c="1"/>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Repentance (22:1-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Ruin (22:5-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4" draw:style-name="a613" draw:master-page-name="Master1-Layout12-tx-Title-and-Text" presentation:presentation-page-layout-name="Master1-PPL12" draw:id="Slide-269">
        <draw:frame draw:id="id109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JEHOIAKIM, JUDAH'S 18TH KING (22:1-9, 13-23)<text:s text:c="1"/></text:span><text:span text:style-name="a615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choice (22:1-9): The wicked king must choose between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rruption (22:13-14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ontrast (22:15-1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contrast (22:15-17):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Josiah's blessed reign (22:15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Jehoiakim's bloody reign (22: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JEHOIAKIM, JUDAH'S 18TH KING (22:1-9, 13-23)<text:s text:c="1"/></text:span><text:span text:style-name="a648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choice (22:1-9): The wicked king must choose between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orruption (22:13-14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ontrast (22:15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demnation (22:18-2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condemnation (22:18-23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Jehoiakim will die unlamented (22:18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 will be buried on a garbage dump like a dead donkey (22:19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e is abandoned by his allies and friends (22:20-23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JEHOIAKIM, JUDAH'S 18TH KING (22:1-9, 13-23)<text:s text:c="1"/></text:span><text:span text:style-name="a687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choice (22:1-9): The wicked king must choose between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corruption (22:13-14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ontrast (22:15-17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demnation (22:18-23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JEREMIAH 21-22<text:s text:c="1"/></text:span><text:span text:style-name="a708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ZEDEKIAH, JUDAH'S 20TH AND FINAL KING (21:1-14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SHALLUM OR JEHOAHAZ, JUDAH'S 17TH KING (22:10-1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JEHOIAKIM, JUDAH'S 18TH KING (22:1-9, 13-2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JEHOIACHIN OR CONIAH, JUDAH'S 19TH KING (22:24-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JEHOIACHIN OR CONIAH, JUDAH'S 19TH KING (22:24-30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bout him and his mother (22:24-28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bout him and his mother (22:24-28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He is utterly removed from God's favor, discarded like a broken dish (22:24-25, 2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Both he and his mother will die as captives in Babylon (22:26-27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HOIACHIN OR CONIAH, JUDAH'S 19TH KING (22:24-30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bout him and his mother (22:24-2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bout his sons (22:29-30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JEREMIAH 21-22<text:s text:c="1"/></text:span><text:span text:style-name="a769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ZEDEKIAH, JUDAH'S 20TH AND FINAL KING (21:1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HALLUM OR JEHOAHAZ, JUDAH'S 17TH KING (22:10-1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HOIAKIM, JUDAH'S 18TH KING (22:1-9, 13-23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HOIACHIN OR CONIAH, JUDAH'S 19TH KING (22:24-30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1-22 </dc:title>
    <meta:initial-creator>David STRICKLAND</meta:initial-creator>
    <dc:creator>David STRICKLAND</dc:creator>
    <meta:creation-date>2020-02-24T10:53:22Z</meta:creation-date>
    <dc:date>2020-02-24T10:53:22Z</dc:date>
    <meta:template xlink:href="BibleStudy" xlink:type="simple"/>
    <meta:editing-cycles>1</meta:editing-cycles>
    <meta:editing-duration>PT0S</meta:editing-duration>
    <meta:document-statistic meta:paragraph-count="76" meta:word-count="694"/>
  </office:meta>
</office:document-meta>
</file>